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f59e" officeooo:paragraph-rsid="0010f59e" style:font-weight-asian="bold" style:font-weight-complex="bold"/>
    </style:style>
    <style:style style:name="P2" style:family="paragraph" style:parent-style-name="Standard">
      <style:text-properties fo:font-weight="normal" officeooo:rsid="0010f59e" officeooo:paragraph-rsid="0010f59e" style:font-weight-asian="normal" style:font-weight-complex="normal"/>
    </style:style>
    <style:style style:name="P3" style:family="paragraph" style:parent-style-name="Standard">
      <style:text-properties fo:font-weight="normal" officeooo:rsid="001265ad" officeooo:paragraph-rsid="001265ad" style:font-weight-asian="normal" style:font-weight-complex="normal"/>
    </style:style>
    <style:style style:name="P4" style:family="paragraph" style:parent-style-name="Standard">
      <style:text-properties fo:font-weight="normal" officeooo:rsid="00128411" officeooo:paragraph-rsid="00128411" style:font-weight-asian="normal" style:font-weight-complex="normal"/>
    </style:style>
    <style:style style:name="P5" style:family="paragraph" style:parent-style-name="Standard">
      <style:text-properties fo:font-weight="normal" officeooo:rsid="00128411" officeooo:paragraph-rsid="00139fab" style:font-weight-asian="normal" style:font-weight-complex="normal"/>
    </style:style>
    <style:style style:name="P6" style:family="paragraph" style:parent-style-name="Standard">
      <style:text-properties fo:font-weight="normal" officeooo:rsid="00139fab" officeooo:paragraph-rsid="00139fab" style:font-weight-asian="normal" style:font-weight-complex="normal"/>
    </style:style>
    <style:style style:name="P7" style:family="paragraph" style:parent-style-name="Standard">
      <style:text-properties fo:font-weight="bold" officeooo:rsid="00128411" officeooo:paragraph-rsid="0012841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ond Order Runge-Kutta</text:p>
      <text:p text:style-name="P1"><text:a xlink:type="simple" xlink:href="https://lpsa.swarthmore.edu/NumInt/NumIntSecond.html" text:style-name="Internet_20_link" text:visited-style-name="Visited_20_Internet_20_Link">https://lpsa.swarthmore.edu/NumInt/NumIntSecond.html</text:a></text:p>
      <text:p text:style-name="P2">First order runge-kutta is classical euler integration – just use the initial slope, multiply by the step size</text:p>
      <text:p text:style-name="P2">Instead, try to use derivative at the halfway point</text:p>
      <text:p text:style-name="P2">Problem is that we don’t know the exact value of y at the halfway mark, so we estimate it using the first order runge kutta method</text:p>
      <text:p text:style-name="P2">Use estimate from slope at center, multiply by step size</text:p>
      <text:p text:style-name="P3">For a higher order function, convert the function to state space, into matrix form, the proceed as before.</text:p>
      <text:p text:style-name="P7">Fourth Order Runge-Kutta</text:p>
      <text:p text:style-name="P7"><text:a xlink:type="simple" xlink:href="https://lpsa.swarthmore.edu/NumInt/NumIntFourth.html" text:style-name="Internet_20_link" text:visited-style-name="Visited_20_Internet_20_Link">https://lpsa.swarthmore.edu/NumInt/NumIntFourth.html</text:a></text:p>
      <text:p text:style-name="P4">To improve on the second order runge-kutta method, we use more slope estimates</text:p>
      <text:p text:style-name="P4">k1, and k2 (slope at beginning, slope at midpoint) are computed just like in the second order method</text:p>
      <text:p text:style-name="P5">k3 is the computed by estimating the value of y at the midpoint of the interval again, this time using the first midpoint slope estimate k2. </text:p>
      <text:p text:style-name="P5">This gives another estimate of the slope at the midpoint.</text:p>
      <text:p text:style-name="P6">Finally, k3 is used to step across the whole timestep and estimate the slope at the endpoint.</text:p>
      <text:p text:style-name="P6">y*(t0+h) = y*(t0) + (k1 + 2k2 + 2k3 + k4)*h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0:31:49.365711674</meta:creation-date>
    <dc:date>2019-05-24T21:43:42.869094488</dc:date>
    <meta:editing-duration>PT42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3" meta:character-count="1119" meta:non-whitespace-character-count="949"/>
  </office:meta>
</office:document-meta>
</file>